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lfaxAI" svg:font-family="ColfaxAI, helvetica, sans-serif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normal" style:master-page-name="Standard">
      <style:paragraph-properties style:page-number="auto"/>
    </style:style>
    <style:style style:name="T1" style:family="text">
      <style:text-properties fo:font-variant="normal" fo:text-transform="none" fo:color="#353740" style:font-name="ColfaxAI" fo:font-size="10.6499996185303pt" fo:letter-spacing="normal" fo:font-style="normal"/>
    </style:style>
    <style:style style:name="T2" style:family="text">
      <style:text-properties fo:font-variant="normal" fo:text-transform="none" fo:color="#353740" style:font-name="ColfaxAI" fo:font-size="10.6499996185303pt" fo:letter-spacing="normal" fo:font-style="normal" fo:font-weight="normal"/>
    </style:style>
    <style:style style:name="T3" style:family="text">
      <style:text-properties fo:font-variant="normal" fo:text-transform="none" fo:color="#353740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CLASE 25 – SEGURIDAD INFORMATICA – EQUIPO 1</text:p>
      <text:p text:style-name="normal"/>
      <text:p text:style-name="normal">Empresa emergente que se dedica a comercialización de productos agropecuarios.</text:p>
      <text:p text:style-name="P1"/>
      <text:p text:style-name="P1"><text:span text:style-name="T1">Análisis</text:span><text:span text:style-name="T3"> </text:span><text:span text:style-name="T1">de</text:span><text:span text:style-name="T3"> </text:span><text:span text:style-name="T1">la</text:span><text:span text:style-name="T3"> </text:span><text:span text:style-name="T1">situación</text:span><text:span text:style-name="T3"> </text:span><text:span text:style-name="T1">actual</text:span><text:span text:style-name="T3"> </text:span><text:span text:style-name="T1">y</text:span><text:span text:style-name="T3"> </text:span><text:span text:style-name="T1">plan</text:span><text:span text:style-name="T3"> </text:span><text:span text:style-name="T1">de</text:span><text:span text:style-name="T3"> </text:span><text:span text:style-name="T1">seguridad</text:span><text:span text:style-name="T3"> </text:span><text:span text:style-name="T1">de</text:span><text:span text:style-name="T3"> </text:span><text:span text:style-name="T1">la</text:span><text:span text:style-name="T3"> </text:span><text:span text:style-name="T1">empresa.</text:span><text:span text:style-name="T3"> </text:span></text:p>
      <text:p text:style-name="normal"><text:span text:style-name="T2">Esta</text:span><text:span text:style-name="T3"> </text:span><text:span text:style-name="T2">empresa</text:span><text:span text:style-name="T3"> </text:span><text:span text:style-name="T2">cuenta</text:span><text:span text:style-name="T3"> </text:span><text:span text:style-name="T2">con</text:span><text:span text:style-name="T3"> </text:span><text:span text:style-name="T2">un</text:span><text:span text:style-name="T3"> </text:span><text:span text:style-name="T2">par</text:span><text:span text:style-name="T3"> </text:span><text:span text:style-name="T2">de</text:span><text:span text:style-name="T3"> </text:span><text:span text:style-name="T2">fortalezas,</text:span><text:span text:style-name="T3"> </text:span><text:span text:style-name="T2">como</text:span><text:span text:style-name="T3"> </text:span><text:span text:style-name="T2">la</text:span><text:span text:style-name="T3"> </text:span><text:span text:style-name="T2">presencialidad</text:span><text:span text:style-name="T3"> </text:span><text:span text:style-name="T2">de</text:span><text:span text:style-name="T3"> </text:span><text:span text:style-name="T2">sus</text:span><text:span text:style-name="T3"> </text:span><text:span text:style-name="T2">trabajadores</text:span><text:span text:style-name="T3"> </text:span><text:span text:style-name="T2">y</text:span><text:span text:style-name="T3"> </text:span><text:span text:style-name="T2">la</text:span><text:span text:style-name="T3"> </text:span><text:span text:style-name="T2">buena</text:span><text:span text:style-name="T3"> </text:span><text:span text:style-name="T2">disposición</text:span><text:span text:style-name="T3"> </text:span><text:span text:style-name="T2">a</text:span><text:span text:style-name="T3"> </text:span><text:span text:style-name="T2">ser</text:span><text:span text:style-name="T3"> </text:span><text:span text:style-name="T2">capacitados</text:span><text:span text:style-name="T3"> </text:span><text:span text:style-name="T2">adecuadamente.</text:span><text:span text:style-name="T3"> </text:span><text:span text:style-name="T2">Sin</text:span><text:span text:style-name="T3"> </text:span><text:span text:style-name="T2">embargo,</text:span><text:span text:style-name="T3"> </text:span><text:span text:style-name="T2">también</text:span><text:span text:style-name="T3"> </text:span><text:span text:style-name="T2">presenta</text:span><text:span text:style-name="T3"> </text:span><text:span text:style-name="T2">algunos</text:span><text:span text:style-name="T3"> </text:span><text:span text:style-name="T2">fallos</text:span><text:span text:style-name="T3"> </text:span><text:span text:style-name="T2">en</text:span><text:span text:style-name="T3"> </text:span><text:span text:style-name="T2">la</text:span><text:span text:style-name="T3"> </text:span><text:span text:style-name="T2">seguridad,</text:span><text:span text:style-name="T3"> </text:span><text:span text:style-name="T2">como</text:span><text:span text:style-name="T3"> </text:span><text:span text:style-name="T2">el</text:span><text:span text:style-name="T3"> </text:span><text:span text:style-name="T2">inadecuado</text:span><text:span text:style-name="T3"> </text:span><text:span text:style-name="T2">manejo</text:span><text:span text:style-name="T3"> </text:span><text:span text:style-name="T2">de</text:span><text:span text:style-name="T3"> </text:span><text:span text:style-name="T2">la</text:span><text:span text:style-name="T3"> </text:span><text:span text:style-name="T2">información</text:span><text:span text:style-name="T3"> </text:span><text:span text:style-name="T2">sensible</text:span><text:span text:style-name="T3"> </text:span><text:span text:style-name="T2">y</text:span><text:span text:style-name="T3"> </text:span><text:span text:style-name="T2">la</text:span><text:span text:style-name="T3"> </text:span><text:span text:style-name="T2">ausencia</text:span><text:span text:style-name="T3"> </text:span><text:span text:style-name="T2">de</text:span><text:span text:style-name="T3"> </text:span><text:span text:style-name="T2">copias</text:span><text:span text:style-name="T3"> </text:span><text:span text:style-name="T2">de</text:span><text:span text:style-name="T3"> </text:span><text:span text:style-name="T2">seguridad.</text:span><text:span text:style-name="T3"> </text:span></text:p>
      <text:p text:style-name="normal"><text:span text:style-name="T3"/></text:p>
      <text:p text:style-name="P1"><text:span text:style-name="T1">Plan</text:span><text:span text:style-name="T3"> </text:span><text:span text:style-name="T1">de</text:span><text:span text:style-name="T3"> </text:span><text:span text:style-name="T1">seguridad</text:span><text:span text:style-name="T3"> </text:span><text:span text:style-name="T1">de</text:span><text:span text:style-name="T3"> </text:span><text:span text:style-name="T1">6</text:span><text:span text:style-name="T3"> </text:span><text:span text:style-name="T1">pasos</text:span><text:span text:style-name="T3"> </text:span><text:span text:style-name="T1">y</text:span><text:span text:style-name="T3"> </text:span><text:span text:style-name="T1">análisis</text:span><text:span text:style-name="T3"> </text:span><text:span text:style-name="T1">de</text:span><text:span text:style-name="T3"> </text:span><text:span text:style-name="T1">vulnerabilidades.</text:span><text:span text:style-name="T3"> </text:span></text:p>
      <text:p text:style-name="normal"><text:span text:style-name="T2">Para</text:span><text:span text:style-name="T3"> </text:span><text:span text:style-name="T2">mejorar</text:span><text:span text:style-name="T3"> </text:span><text:span text:style-name="T2">la</text:span><text:span text:style-name="T3"> </text:span><text:span text:style-name="T2">seguridad</text:span><text:span text:style-name="T3"> </text:span><text:span text:style-name="T2">de</text:span><text:span text:style-name="T3"> </text:span><text:span text:style-name="T2">la</text:span><text:span text:style-name="T3"> </text:span><text:span text:style-name="T2">empresa</text:span><text:span text:style-name="T3"> </text:span><text:span text:style-name="T2">se</text:span><text:span text:style-name="T3"> </text:span><text:span text:style-name="T2">recomienda</text:span><text:span text:style-name="T3"> </text:span><text:span text:style-name="T2">implementar</text:span><text:span text:style-name="T3"> </text:span><text:span text:style-name="T2">un</text:span><text:span text:style-name="T3"> </text:span><text:span text:style-name="T2">plan</text:span><text:span text:style-name="T3"> </text:span><text:span text:style-name="T2">de</text:span><text:span text:style-name="T3"> </text:span><text:span text:style-name="T2">seguridad</text:span><text:span text:style-name="T3"> </text:span><text:span text:style-name="T2">con</text:span><text:span text:style-name="T3"> </text:span><text:span text:style-name="T2">los</text:span><text:span text:style-name="T3"> </text:span><text:span text:style-name="T2">siguientes</text:span><text:span text:style-name="T3"> </text:span><text:span text:style-name="T2">6</text:span><text:span text:style-name="T3"> </text:span><text:span text:style-name="T2">pasos:</text:span><text:span text:style-name="T3"> </text:span></text:p>
      <text:p text:style-name="normal"><text:span text:style-name="T2">- Seguridad</text:span><text:span text:style-name="T3"> </text:span><text:span text:style-name="T2">lógica:</text:span><text:span text:style-name="T3"> </text:span><text:span text:style-name="T2">Incorporar</text:span><text:span text:style-name="T3"> </text:span><text:span text:style-name="T2">el</text:span><text:span text:style-name="T3"> </text:span><text:span text:style-name="T2">control</text:span><text:span text:style-name="T3"> </text:span><text:span text:style-name="T2">de</text:span><text:span text:style-name="T3"> </text:span><text:span text:style-name="T2">acceso</text:span><text:span text:style-name="T3"> </text:span><text:span text:style-name="T2">para</text:span><text:span text:style-name="T3"> </text:span><text:span text:style-name="T2">restringir</text:span><text:span text:style-name="T3"> </text:span><text:span text:style-name="T2">el</text:span><text:span text:style-name="T3"> </text:span><text:span text:style-name="T2">acceso</text:span><text:span text:style-name="T3"> </text:span><text:span text:style-name="T2">a</text:span><text:span text:style-name="T3"> </text:span><text:span text:style-name="T2">usuarios</text:span><text:span text:style-name="T3"> </text:span><text:span text:style-name="T2">específicos,</text:span><text:span text:style-name="T3"> </text:span><text:span text:style-name="T2">implementar</text:span><text:span text:style-name="T3"> </text:span><text:span text:style-name="T2">el</text:span><text:span text:style-name="T3"> </text:span><text:span text:style-name="T2">cifrado</text:span><text:span text:style-name="T3"> </text:span><text:span text:style-name="T2">de</text:span><text:span text:style-name="T3"> </text:span><text:span text:style-name="T2">datos</text:span><text:span text:style-name="T3"> </text:span><text:span text:style-name="T2">para</text:span><text:span text:style-name="T3"> </text:span><text:span text:style-name="T2">proteger</text:span><text:span text:style-name="T3"> </text:span><text:span text:style-name="T2">la</text:span><text:span text:style-name="T3"> </text:span><text:span text:style-name="T2">información</text:span><text:span text:style-name="T3"> </text:span><text:span text:style-name="T2">sensible,</text:span><text:span text:style-name="T3"> </text:span><text:span text:style-name="T2">contar</text:span><text:span text:style-name="T3"> </text:span><text:span text:style-name="T2">con</text:span><text:span text:style-name="T3"> </text:span><text:span text:style-name="T2">un</text:span><text:span text:style-name="T3"> </text:span><text:span text:style-name="T2">antivirus</text:span><text:span text:style-name="T3"> </text:span><text:span text:style-name="T2">y</text:span><text:span text:style-name="T3"> </text:span><text:span text:style-name="T2">firewalls</text:span><text:span text:style-name="T3"> </text:span><text:span text:style-name="T2">sólidos</text:span><text:span text:style-name="T3"> </text:span><text:span text:style-name="T2">para</text:span><text:span text:style-name="T3"> </text:span><text:span text:style-name="T2">detectar</text:span><text:span text:style-name="T3"> </text:span><text:span text:style-name="T2">y</text:span><text:span text:style-name="T3"> </text:span><text:span text:style-name="T2">bloquear</text:span><text:span text:style-name="T3"> </text:span><text:span text:style-name="T2">malware</text:span><text:span text:style-name="T3"> </text:span><text:span text:style-name="T2">y</text:span><text:span text:style-name="T3"> </text:span><text:span text:style-name="T2">ataques</text:span><text:span text:style-name="T3"> </text:span><text:span text:style-name="T2">externos.</text:span><text:span text:style-name="T3"> </text:span></text:p>
      <text:p text:style-name="normal"><text:span text:style-name="T2">- Seguridad</text:span><text:span text:style-name="T3"> </text:span><text:span text:style-name="T2">física:</text:span><text:span text:style-name="T3"> </text:span><text:span text:style-name="T2">Contar</text:span><text:span text:style-name="T3"> </text:span><text:span text:style-name="T2">con</text:span><text:span text:style-name="T3"> </text:span><text:span text:style-name="T2">un</text:span><text:span text:style-name="T3"> </text:span><text:span text:style-name="T2">UPS</text:span><text:span text:style-name="T3"> </text:span><text:span text:style-name="T2">para</text:span><text:span text:style-name="T3"> </text:span><text:span text:style-name="T2">mantener</text:span><text:span text:style-name="T3"> </text:span><text:span text:style-name="T2">la</text:span><text:span text:style-name="T3"> </text:span><text:span text:style-name="T2">conectividad</text:span><text:span text:style-name="T3"> </text:span><text:span text:style-name="T2">y</text:span><text:span text:style-name="T3"> </text:span><text:span text:style-name="T2">los</text:span><text:span text:style-name="T3"> </text:span><text:span text:style-name="T2">sistemas</text:span><text:span text:style-name="T3"> </text:span><text:span text:style-name="T2">en</text:span><text:span text:style-name="T3"> </text:span><text:span text:style-name="T2">caso</text:span><text:span text:style-name="T3"> </text:span><text:span text:style-name="T2">de</text:span><text:span text:style-name="T3"> </text:span><text:span text:style-name="T2">un</text:span><text:span text:style-name="T3"> </text:span><text:span text:style-name="T2">corte</text:span><text:span text:style-name="T3"> </text:span><text:span text:style-name="T2">de</text:span><text:span text:style-name="T3"> </text:span><text:span text:style-name="T2">energía.</text:span><text:span text:style-name="T3"> </text:span><text:span text:style-name="T2">Realizar</text:span><text:span text:style-name="T3"> </text:span><text:span text:style-name="T2">backup</text:span><text:span text:style-name="T3"> </text:span><text:span text:style-name="T2">semanalmente</text:span><text:span text:style-name="T3"> </text:span><text:span text:style-name="T2">y</text:span><text:span text:style-name="T3"> </text:span><text:span text:style-name="T2">respaldar</text:span><text:span text:style-name="T3"> </text:span><text:span text:style-name="T2">los</text:span><text:span text:style-name="T3"> </text:span><text:span text:style-name="T2">datos</text:span><text:span text:style-name="T3"> </text:span><text:span text:style-name="T2">importantes.</text:span><text:span text:style-name="T3"> </text:span></text:p>
      <text:p text:style-name="normal"><text:span text:style-name="T2">- Seguridad</text:span><text:span text:style-name="T3"> </text:span><text:span text:style-name="T2">pasiva:</text:span><text:span text:style-name="T3"> </text:span><text:span text:style-name="T2">Realizar</text:span><text:span text:style-name="T3"> </text:span><text:span text:style-name="T2">copias</text:span><text:span text:style-name="T3"> </text:span><text:span text:style-name="T2">de</text:span><text:span text:style-name="T3"> </text:span><text:span text:style-name="T2">seguridad</text:span><text:span text:style-name="T3"> </text:span><text:span text:style-name="T2">en</text:span><text:span text:style-name="T3"> </text:span><text:span text:style-name="T2">varios</text:span><text:span text:style-name="T3"> </text:span><text:span text:style-name="T2">dispositivos</text:span><text:span text:style-name="T3"> </text:span><text:span text:style-name="T2">para</text:span><text:span text:style-name="T3"> </text:span><text:span text:style-name="T2">tener</text:span><text:span text:style-name="T3"> </text:span><text:span text:style-name="T2">copias</text:span><text:span text:style-name="T3"> </text:span><text:span text:style-name="T2">de</text:span><text:span text:style-name="T3"> </text:span><text:span text:style-name="T2">respaldo.</text:span><text:span text:style-name="T3"> </text:span><text:span text:style-name="T2">Escanear</text:span><text:span text:style-name="T3"> </text:span><text:span text:style-name="T2">y</text:span><text:span text:style-name="T3"> </text:span><text:span text:style-name="T2">limpiar</text:span><text:span text:style-name="T3"> </text:span><text:span text:style-name="T2">los</text:span><text:span text:style-name="T3"> </text:span><text:span text:style-name="T2">equipos</text:span><text:span text:style-name="T3"> </text:span><text:span text:style-name="T2">constantemente</text:span><text:span text:style-name="T3"> </text:span><text:span text:style-name="T2">para</text:span><text:span text:style-name="T3"> </text:span><text:span text:style-name="T2">detectar</text:span><text:span text:style-name="T3"> </text:span><text:span text:style-name="T2">cualquier</text:span><text:span text:style-name="T3"> </text:span><text:span text:style-name="T2">tipo</text:span><text:span text:style-name="T3"> </text:span><text:span text:style-name="T2">de</text:span><text:span text:style-name="T3"> </text:span><text:span text:style-name="T2">amenaza.</text:span><text:span text:style-name="T3"> </text:span><text:span text:style-name="T2">Crear</text:span><text:span text:style-name="T3"> </text:span><text:span text:style-name="T2">particiones</text:span><text:span text:style-name="T3"> </text:span><text:span text:style-name="T2">en</text:span><text:span text:style-name="T3"> </text:span><text:span text:style-name="T2">el</text:span><text:span text:style-name="T3"> </text:span><text:span text:style-name="T2">disco</text:span><text:span text:style-name="T3"> </text:span><text:span text:style-name="T2">duro</text:span><text:span text:style-name="T3"> </text:span><text:span text:style-name="T2">para</text:span><text:span text:style-name="T3"> </text:span><text:span text:style-name="T2">guardar</text:span><text:span text:style-name="T3"> </text:span><text:span text:style-name="T2">archivos</text:span><text:span text:style-name="T3"> </text:span><text:span text:style-name="T2">y</text:span><text:span text:style-name="T3"> </text:span><text:span text:style-name="T2">hacer</text:span><text:span text:style-name="T3"> </text:span><text:span text:style-name="T2">backups</text:span><text:span text:style-name="T3"> </text:span><text:span text:style-name="T2">en</text:span><text:span text:style-name="T3"> </text:span><text:span text:style-name="T2">una</text:span><text:span text:style-name="T3"> </text:span><text:span text:style-name="T2">unidad</text:span><text:span text:style-name="T3"> </text:span><text:span text:style-name="T2">distinta</text:span><text:span text:style-name="T3"> </text:span><text:span text:style-name="T2">a</text:span><text:span text:style-name="T3"> </text:span><text:span text:style-name="T2">donde</text:span><text:span text:style-name="T3"> </text:span><text:span text:style-name="T2">se</text:span><text:span text:style-name="T3"> </text:span><text:span text:style-name="T2">encuentra</text:span><text:span text:style-name="T3"> </text:span><text:span text:style-name="T2">el</text:span><text:span text:style-name="T3"> </text:span><text:span text:style-name="T2">sistema</text:span><text:span text:style-name="T3"> </text:span><text:span text:style-name="T2">operativo.</text:span><text:span text:style-name="T3"> </text:span><text:span text:style-name="T2">Si</text:span><text:span text:style-name="T3"> </text:span><text:span text:style-name="T2">ocurre</text:span><text:span text:style-name="T3"> </text:span><text:span text:style-name="T2">un</text:span><text:span text:style-name="T3"> </text:span><text:span text:style-name="T2">ataque,</text:span><text:span text:style-name="T3"> </text:span><text:span text:style-name="T2">desconectar</text:span><text:span text:style-name="T3"> </text:span><text:span text:style-name="T2">el</text:span><text:span text:style-name="T3"> </text:span><text:span text:style-name="T2">equipo</text:span><text:span text:style-name="T3"> </text:span><text:span text:style-name="T2">de</text:span><text:span text:style-name="T3"> </text:span><text:span text:style-name="T2">la</text:span><text:span text:style-name="T3"> </text:span><text:span text:style-name="T2">red</text:span><text:span text:style-name="T3"> </text:span><text:span text:style-name="T2">hasta</text:span><text:span text:style-name="T3"> </text:span><text:span text:style-name="T2">que</text:span><text:span text:style-name="T3"> </text:span><text:span text:style-name="T2">se</text:span><text:span text:style-name="T3"> </text:span><text:span text:style-name="T2">solucione</text:span><text:span text:style-name="T3"> </text:span><text:span text:style-name="T2">el</text:span><text:span text:style-name="T3"> </text:span><text:span text:style-name="T2">problema.</text:span><text:span text:style-name="T3"> </text:span><text:span text:style-name="T2">Si</text:span><text:span text:style-name="T3"> </text:span><text:span text:style-name="T2">entra</text:span><text:span text:style-name="T3"> </text:span><text:span text:style-name="T2">un</text:span><text:span text:style-name="T3"> </text:span><text:span text:style-name="T2">virus,</text:span><text:span text:style-name="T3"> </text:span><text:span text:style-name="T2">comprobar</text:span><text:span text:style-name="T3"> </text:span><text:span text:style-name="T2">si</text:span><text:span text:style-name="T3"> </text:span><text:span text:style-name="T2">el</text:span><text:span text:style-name="T3"> </text:span><text:span text:style-name="T2">antivirus</text:span><text:span text:style-name="T3"> </text:span><text:span text:style-name="T2">funciona</text:span><text:span text:style-name="T3"> </text:span><text:span text:style-name="T2">correctamente.</text:span><text:span text:style-name="T3"> </text:span></text:p>
      <text:p text:style-name="normal"><text:span text:style-name="T2">- Seguridad</text:span><text:span text:style-name="T3"> </text:span><text:span text:style-name="T2">activa:</text:span><text:span text:style-name="T3"> </text:span><text:span text:style-name="T2">Usar</text:span><text:span text:style-name="T3"> </text:span><text:span text:style-name="T2">y</text:span><text:span text:style-name="T3"> </text:span><text:span text:style-name="T2">emplear</text:span><text:span text:style-name="T3"> </text:span><text:span text:style-name="T2">correctamente</text:span><text:span text:style-name="T3"> </text:span><text:span text:style-name="T2">las</text:span><text:span text:style-name="T3"> </text:span><text:span text:style-name="T2">contraseñas,</text:span><text:span text:style-name="T3"> </text:span><text:span text:style-name="T2">usar</text:span><text:span text:style-name="T3"> </text:span><text:span text:style-name="T2">software</text:span><text:span text:style-name="T3"> </text:span><text:span text:style-name="T2">de</text:span><text:span text:style-name="T3"> </text:span><text:span text:style-name="T2">seguridad</text:span><text:span text:style-name="T3"> </text:span><text:span text:style-name="T2">informática</text:span><text:span text:style-name="T3"> </text:span><text:span text:style-name="T2">y</text:span><text:span text:style-name="T3"> </text:span><text:span text:style-name="T2">encriptar</text:span><text:span text:style-name="T3"> </text:span><text:span text:style-name="T2">los</text:span><text:span text:style-name="T3"> </text:span><text:span text:style-name="T2">datos</text:span><text:span text:style-name="T3"> </text:span><text:span text:style-name="T2">importantes</text:span><text:span text:style-name="T3"> </text:span><text:span text:style-name="T2">para</text:span><text:span text:style-name="T3"> </text:span><text:span text:style-name="T2">protegerlos.</text:span><text:span text:style-name="T3"> </text:span></text:p>
      <text:p text:style-name="normal"><text:span text:style-name="T2">- Controles</text:span><text:span text:style-name="T3"> </text:span><text:span text:style-name="T2">de</text:span><text:span text:style-name="T3"> </text:span><text:span text:style-name="T2">medidas</text:span><text:span text:style-name="T3"> </text:span><text:span text:style-name="T2">de</text:span><text:span text:style-name="T3"> </text:span><text:span text:style-name="T2">seguridad:</text:span><text:span text:style-name="T3"> </text:span><text:span text:style-name="T2">Instalar</text:span><text:span text:style-name="T3"> </text:span><text:span text:style-name="T2">antivirus</text:span><text:span text:style-name="T3"> </text:span><text:span text:style-name="T2">y</text:span><text:span text:style-name="T3"> </text:span><text:span text:style-name="T2">firewalls</text:span><text:span text:style-name="T3"> </text:span><text:span text:style-name="T2">confiables</text:span><text:span text:style-name="T3"> </text:span><text:span text:style-name="T2">para</text:span><text:span text:style-name="T3"> </text:span><text:span text:style-name="T2">proteger</text:span><text:span text:style-name="T3"> </text:span><text:span text:style-name="T2">la</text:span><text:span text:style-name="T3"> </text:span><text:span text:style-name="T2">información</text:span><text:span text:style-name="T3"> </text:span><text:span text:style-name="T2">y</text:span><text:span text:style-name="T3"> </text:span><text:span text:style-name="T2">evitar</text:span><text:span text:style-name="T3"> </text:span><text:span text:style-name="T2">ataques</text:span><text:span text:style-name="T3"> </text:span><text:span text:style-name="T2">de</text:span><text:span text:style-name="T3"> </text:span><text:span text:style-name="T2">malware.</text:span><text:span text:style-name="T3"> </text:span><text:span text:style-name="T2">Actualizar</text:span><text:span text:style-name="T3"> </text:span><text:span text:style-name="T2">ambas</text:span><text:span text:style-name="T3"> </text:span><text:span text:style-name="T2">cosas</text:span><text:span text:style-name="T3"> </text:span><text:span text:style-name="T2">para</text:span><text:span text:style-name="T3"> </text:span><text:span text:style-name="T2">garantizar</text:span><text:span text:style-name="T3"> </text:span><text:span text:style-name="T2">la</text:span><text:span text:style-name="T3"> </text:span><text:span text:style-name="T2">seguridad</text:span><text:span text:style-name="T3"> </text:span><text:span text:style-name="T2">de</text:span><text:span text:style-name="T3"> </text:span><text:span text:style-name="T2">la</text:span><text:span text:style-name="T3"> </text:span><text:span text:style-name="T2">información.</text:span><text:span text:style-name="T3"> </text:span></text:p>
      <text:p text:style-name="normal"><text:span text:style-name="T2">- Vulnerabilidades</text:span><text:span text:style-name="T3"> </text:span><text:span text:style-name="T2">que</text:span><text:span text:style-name="T3"> </text:span><text:span text:style-name="T2">podrían</text:span><text:span text:style-name="T3"> </text:span><text:span text:style-name="T2">ser</text:span><text:span text:style-name="T3"> </text:span><text:span text:style-name="T2">explotadas</text:span><text:span text:style-name="T3"> </text:span><text:span text:style-name="T2">por</text:span><text:span text:style-name="T3"> </text:span><text:span text:style-name="T2">los</text:span><text:span text:style-name="T3"> </text:span><text:span text:style-name="T2">atacantes:</text:span><text:span text:style-name="T3"> </text:span><text:span text:style-name="T2">La</text:span><text:span text:style-name="T3"> </text:span><text:span text:style-name="T2">inexistencia</text:span><text:span text:style-name="T3"> </text:span><text:span text:style-name="T2">de</text:span><text:span text:style-name="T3"> </text:span><text:span text:style-name="T2">copias</text:span><text:span text:style-name="T3"> </text:span><text:span text:style-name="T2">de</text:span><text:span text:style-name="T3"> </text:span><text:span text:style-name="T2">seguridad</text:span><text:span text:style-name="T3"> </text:span><text:span text:style-name="T2">de</text:span><text:span text:style-name="T3"> </text:span><text:span text:style-name="T2">información,</text:span><text:span text:style-name="T3"> </text:span><text:span text:style-name="T2">el</text:span><text:span text:style-name="T3"> </text:span><text:span text:style-name="T2">acceso</text:span><text:span text:style-name="T3"> </text:span><text:span text:style-name="T2">a</text:span><text:span text:style-name="T3"> </text:span><text:span text:style-name="T2">la</text:span><text:span text:style-name="T3"> </text:span><text:span text:style-name="T2">información</text:span><text:span text:style-name="T3"> </text:span><text:span text:style-name="T2">sensible</text:span><text:span text:style-name="T3"> </text:span><text:span text:style-name="T2">por</text:span><text:span text:style-name="T3"> </text:span><text:span text:style-name="T2">todos</text:span><text:span text:style-name="T3"> </text:span><text:span text:style-name="T2">los</text:span><text:span text:style-name="T3"> </text:span><text:span text:style-name="T2">usuarios.</text:span></text:p>
      <text:p text:style-name="normal"><text:span text:style-name="T2"/></text:p>
      <text:p text:style-name="normal"><text:span text:style-name="T2"><text:tab/>Si este plan de seguridad es muy exigente para los recursos de la empresa y el presupuesto es realmente limitado, podrían implementar algunas medidas de seguridad más baratas como la configuración de contraseñas seguras, el cifrado de datos, la implementación de un firewall y uso de software de seguridad informática, la realización de copias de seguridad en la nube y la implementación de una política de seguridad acordes y conocidas por todos los trabajadores de manera de poder disminuir el riesgo de sufrir un ataque informát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lfaxAI" svg:font-family="ColfaxAI, helvetica, sans-serif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881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2-12-13T14:23:00</meta:creation-date>
    <dc:date>2022-12-13T22:55:31</dc:date>
    <meta:editing-duration>PT49M4S</meta:editing-duration>
    <meta:generator>OpenOffice/4.1.9$Unix OpenOffice.org_project/419m1$Build-9805</meta:generator>
    <meta:document-statistic meta:table-count="0" meta:image-count="0" meta:object-count="0" meta:page-count="1" meta:paragraph-count="13" meta:word-count="414" meta:character-count="26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